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615cm" fo:margin-left="1.439cm" fo:margin-right="2.535cm" table:align="margins"/>
    </style:style>
    <style:style style:name="Table1.A" style:family="table-column">
      <style:table-column-properties style:column-width="4.101cm" style:rel-column-width="2325*"/>
    </style:style>
    <style:style style:name="Table1.B" style:family="table-column">
      <style:table-column-properties style:column-width="4.471cm" style:rel-column-width="2535*"/>
    </style:style>
    <style:style style:name="Table1.C" style:family="table-column">
      <style:table-column-properties style:column-width="5.043cm" style:rel-column-width="2859*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3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P13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4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4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5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HIGH ELF (189)</text:p>
      <text:p text:style-name="Standard"/>
      <text:list xml:id="list7024978748342225393" text:style-name="L1">
        <text:list-item>
          <text:p text:style-name="P7">Darkvision<text:span text:style-name="T1"> Range 60 ft.</text:span></text:p>
        </text:list-item>
        <text:list-item>
          <text:p text:style-name="P7">Fey Ancestry (190)<text:span text:style-name="T1">: Advantage against Charmed</text:span></text:p>
        </text:list-item>
        <text:list-item>
          <text:p text:style-name="P7">Keen Senses (190)<text:span text:style-name="T1">: Proficiency in Perception</text:span></text:p>
        </text:list-item>
        <text:list-item>
          <text:p text:style-name="P7">Trance<text:span text:style-name="T1"> </text:span>(190)</text:p>
          <text:list>
            <text:list-item>
              <text:p text:style-name="P8">Long Rest = 4hrs. If in trancelike meditation (retain consciousness)</text:p>
            </text:list-item>
            <text:list-item>
              <text:p text:style-name="P8">Don't need sleep</text:p>
            </text:list-item>
            <text:list-item>
              <text:p text:style-name="P8">Magic can't put you to sleep</text:p>
            </text:list-item>
          </text:list>
        </text:list-item>
        <text:list-item>
          <text:p text:style-name="P7">Elven Lineage: High Elf (190)</text:p>
          <text:list>
            <text:list-item>
              <text:p text:style-name="P8">Spells (Charisma)</text:p>
              <text:list>
                <text:list-item>
                  <text:p text:style-name="P8">Always prepared</text:p>
                </text:list-item>
                <text:list-item>
                  <text:p text:style-name="P8">Cast w/o spell slot once per Long Rest</text:p>
                  <text:list>
                    <text:list-item>
                      <text:p text:style-name="P9">Prestidigitaion</text:p>
                      <text:list>
                        <text:list-item>
                          <text:p text:style-name="P8">Whenever you finish a Long Rest, can replace with another from the Wizard list.</text:p>
                        </text:list-item>
                      </text:list>
                    </text:list-item>
                    <text:list-item>
                      <text:p text:style-name="P9">Detect Magic</text:p>
                    </text:list-item>
                    <text:list-item>
                      <text:p text:style-name="P8">(<text:span text:style-name="T2">L5: Misty Step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">NOBLE (183)</text:p>
      <text:p text:style-name="Standard"/>
      <text:list xml:id="list2966325785489917205" text:style-name="L2">
        <text:list-item>
          <text:p text:style-name="P11">Skilled<text:span text:style-name="T1"> </text:span>(201)<text:span text:style-name="T1"> – +3 Skill Proficiencies (Investigation, Intimidation, Performance)</text:span></text:p>
        </text:list-item>
      </text:list>
      <text:p text:style-name="P2"/>
      <text:p text:style-name="P3">SORCERER (139)</text:p>
      <text:p text:style-name="Standard"/>
      <text:p text:style-name="P1">Level 1 (139)</text:p>
      <text:p text:style-name="P5"/>
      <text:list xml:id="list2156465825941528673" text:style-name="L3">
        <text:list-item>
          <text:p text:style-name="P12">Spellcasting<text:span text:style-name="T1"> </text:span>(140)</text:p>
          <text:list>
            <text:list-item>
              <text:p text:style-name="P14">+4 Sorcerer Cantrips: <text:span text:style-name="T1">(</text:span><text:span text:style-name="T3">Blade Ward, Shocking Grasp, Message, Thunderclap</text:span><text:span text:style-name="T1">)</text:span></text:p>
              <text:list>
                <text:list-item>
                  <text:p text:style-name="P18">Whenever you gain a Sorcerer level, can replace one</text:p>
                </text:list-item>
              </text:list>
            </text:list-item>
            <text:list-item>
              <text:p text:style-name="P12">Ability<text:span text:style-name="T1">: Wisdom</text:span></text:p>
            </text:list-item>
            <text:list-item>
              <text:p text:style-name="P12">Focus<text:span text:style-name="T1">: Arcane Focus</text:span></text:p>
            </text:list-item>
            <text:list-item>
              <text:p text:style-name="P12">Spell Slots:<text:span text:style-name="T1"> Increase w/Level, replenish after Long Rest</text:span></text:p>
            </text:list-item>
            <text:list-item>
              <text:p text:style-name="P12">Changing Spells:<text:span text:style-name="T1"> Whenever you gain a Sorcerer level, can replace one</text:span></text:p>
            </text:list-item>
          </text:list>
        </text:list-item>
        <text:list-item>
          <text:p text:style-name="P12">Innate Sorcery<text:span text:style-name="T1"> </text:span>(140)</text:p>
          <text:list>
            <text:list-item>
              <text:p text:style-name="P12">Bonus Action<text:span text:style-name="T1">: Unleash innate magic for 1 minute</text:span></text:p>
              <text:list>
                <text:list-item>
                  <text:p text:style-name="P10"><text:span text:style-name="T1">Uses</text:span><text:span text:style-name="T4">: 2 per Long Rest</text:span></text:p>
                </text:list-item>
                <text:list-item>
                  <text:p text:style-name="P12"><text:span text:style-name="T1">+1 to Spell Save DC of Sorcerer Spells</text:span></text:p>
                </text:list-item>
                <text:list-item>
                  <text:p text:style-name="P12"><text:span text:style-name="T1">Advantage on attack rolls of Sorcerer Spells</text:span></text:p>
                </text:list-item>
              </text:list>
            </text:list-item>
          </text:list>
        </text:list-item>
      </text:list>
      <text:p text:style-name="Standard"><text:tab/></text:p>
      <text:p text:style-name="P1">Level 2 (141)</text:p>
      <text:p text:style-name="P1"/>
      <text:list xml:id="list737026076413912637" text:style-name="L4">
        <text:list-item>
          <text:p text:style-name="P15">Font of Magic<text:span text:style-name="T1"> </text:span>(140)</text:p>
          <text:list>
            <text:list-item>
              <text:p text:style-name="P19"><text:span text:style-name="T5">+ 2 Sorcery Points </text:span>(increases with levels, can't have more than your current level limit)</text:p>
            </text:list-item>
            <text:list-item>
              <text:p text:style-name="P19"><text:soft-page-break/>Regain all with Long Rest</text:p>
            </text:list-item>
            <text:list-item>
              <text:p text:style-name="P19">Use to fuel the following options:</text:p>
              <text:list>
                <text:list-item>
                  <text:p text:style-name="P15">Convert Spell Slots to Sorcery Points</text:p>
                  <text:list>
                    <text:list-item>
                      <text:p text:style-name="P15"><text:span text:style-name="T1">Expend a spell slot to gain a number of Sorcery points equal to the slot's level (no action required)</text:span></text:p>
                    </text:list-item>
                  </text:list>
                </text:list-item>
                <text:list-item>
                  <text:p text:style-name="P15">Create Spell Slots</text:p>
                  <text:list>
                    <text:list-item>
                      <text:p text:style-name="P15">Bonus Action<text:span text:style-name="T1">: transform unexpended Sorcery Points into one spell slot (costs in table below)</text:span></text:p>
                    </text:list-item>
                    <text:list-item>
                      <text:p text:style-name="P15"><text:span text:style-name="T1">Slots created in this way vanish after a Long Rest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Metamagic (141)</text:p>
          <text:list>
            <text:list-item>
              <text:p text:style-name="P15"><text:span text:style-name="T1">+2 Metamagic Options (additional +2 at levels 10 and 17)</text:span></text:p>
            </text:list-item>
            <text:list-item>
              <text:p text:style-name="P15"><text:span text:style-name="T1">Spend Sorcery Points to to modify a spell you cast.</text:span></text:p>
              <text:list>
                <text:list-item>
                  <text:p text:style-name="P15"><text:span text:style-name="T1">One per spell unless noted in the option</text:span></text:p>
                </text:list-item>
              </text:list>
            </text:list-item>
            <text:list-item>
              <text:p text:style-name="P15"><text:span text:style-name="T1">Whenever you gain a Sorcerer level, you can replace one option with another you don't know</text:span></text:p>
            </text:list-item>
          </text:list>
        </text:list-item>
      </text:list>
      <text:p text:style-name="P6"/>
      <text:p text:style-name="P1">Level 3 (141)</text:p>
      <text:p text:style-name="P1"/>
      <text:list xml:id="list307282482191210018" text:style-name="L5">
        <text:list-item>
          <text:p text:style-name="P13">+1 Sorcery Point <text:span text:style-name="T1">(3 Total)</text:span></text:p>
        </text:list-item>
        <text:list-item>
          <text:p text:style-name="P13">Aberrant Sorcery (145)</text:p>
          <text:list>
            <text:list-item>
              <text:p text:style-name="P13">Psionic Spells</text:p>
              <text:list>
                <text:list-item>
                  <text:p text:style-name="P13"><text:span text:style-name="T1">Always Prepared:</text:span></text:p>
                  <text:list>
                    <text:list-item>
                      <text:p text:style-name="P16"><text:span text:style-name="T1">Level 3: </text:span><text:span text:style-name="T3">Arms of Hadar, Calm Emotions, Detect Thoughts, Dissonant Whispers, Mind Sliver</text:span></text:p>
                    </text:list-item>
                  </text:list>
                </text:list-item>
              </text:list>
            </text:list-item>
            <text:list-item>
              <text:p text:style-name="P16">Telepathic Speech</text:p>
              <text:list>
                <text:list-item>
                  <text:p text:style-name="P16">Bonus Action<text:span text:style-name="T1">: Form a telepathic connection with a creature you can see within 30ft.</text:span></text:p>
                  <text:list>
                    <text:list-item>
                      <text:p text:style-name="P20">You and the creature can communicate over a number of miles equal to your Charisma modifier</text:p>
                    </text:list-item>
                    <text:list-item>
                      <text:p text:style-name="P20">Connection lasts for a number of minutes equal to your sorcerer level</text:p>
                    </text:list-item>
                    <text:list-item>
                      <text:p text:style-name="P20">Ends early if used to form a connection with another creature.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Spell Slot Level</text:p>
          </table:table-cell>
          <table:table-cell table:style-name="Table1.A1" office:value-type="string">
            <text:p text:style-name="P21">Sorcery Point Cost</text:p>
          </table:table-cell>
          <table:table-cell table:style-name="Table1.C1" office:value-type="string">
            <text:p text:style-name="P21">Minimum Sorcerer Level</text:p>
          </table:table-cell>
        </table:table-row>
        <table:table-row>
          <table:table-cell table:style-name="Table1.A2" office:value-type="float" office:value="1">
            <text:p text:style-name="P22">1</text:p>
          </table:table-cell>
          <table:table-cell table:style-name="Table1.A2" office:value-type="float" office:value="2">
            <text:p text:style-name="P22">2</text:p>
          </table:table-cell>
          <table:table-cell table:style-name="Table1.C2" office:value-type="float" office:value="2">
            <text:p text:style-name="P22">2</text:p>
          </table:table-cell>
        </table:table-row>
        <table:table-row>
          <table:table-cell table:style-name="Table1.A2" office:value-type="float" office:value="2">
            <text:p text:style-name="P22">2</text:p>
          </table:table-cell>
          <table:table-cell table:style-name="Table1.A2" office:value-type="float" office:value="3">
            <text:p text:style-name="P22">3</text:p>
          </table:table-cell>
          <table:table-cell table:style-name="Table1.C2" office:value-type="float" office:value="3">
            <text:p text:style-name="P22">3</text:p>
          </table:table-cell>
        </table:table-row>
        <table:table-row>
          <table:table-cell table:style-name="Table1.A2" office:value-type="float" office:value="3">
            <text:p text:style-name="P22">3</text:p>
          </table:table-cell>
          <table:table-cell table:style-name="Table1.A2" office:value-type="float" office:value="5">
            <text:p text:style-name="P22">5</text:p>
          </table:table-cell>
          <table:table-cell table:style-name="Table1.C2" office:value-type="float" office:value="5">
            <text:p text:style-name="P22">5</text:p>
          </table:table-cell>
        </table:table-row>
        <table:table-row>
          <table:table-cell table:style-name="Table1.A2" office:value-type="float" office:value="4">
            <text:p text:style-name="P22">4</text:p>
          </table:table-cell>
          <table:table-cell table:style-name="Table1.A2" office:value-type="float" office:value="6">
            <text:p text:style-name="P22">6</text:p>
          </table:table-cell>
          <table:table-cell table:style-name="Table1.C2" office:value-type="float" office:value="7">
            <text:p text:style-name="P22">7</text:p>
          </table:table-cell>
        </table:table-row>
        <table:table-row>
          <table:table-cell table:style-name="Table1.A2" office:value-type="float" office:value="5">
            <text:p text:style-name="P22">5</text:p>
          </table:table-cell>
          <table:table-cell table:style-name="Table1.A2" office:value-type="float" office:value="7">
            <text:p text:style-name="P22">7</text:p>
          </table:table-cell>
          <table:table-cell table:style-name="Table1.C2" office:value-type="float" office:value="9">
            <text:p text:style-name="P22">9</text:p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06T17:19:14.02</dc:date>
    <dc:creator>Paul Paroczai</dc:creator>
    <meta:editing-duration>PT5H16M46S</meta:editing-duration>
    <meta:editing-cycles>44</meta:editing-cycles>
    <meta:document-statistic meta:table-count="1" meta:image-count="0" meta:object-count="0" meta:page-count="2" meta:paragraph-count="78" meta:word-count="459" meta:character-count="2422"/>
  </office:meta>
</office:document-meta>
</file>